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co2" style:family="table-column">
      <style:table-column-properties fo:break-before="auto" style:column-width="1.4717in"/>
    </style:style>
    <style:style style:name="co3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811in"/>
    </style:style>
    <style:style style:name="co9" style:family="table-column">
      <style:table-column-properties fo:break-before="auto" style:column-width="1.6165in"/>
    </style:style>
    <style:style style:name="co10" style:family="table-column">
      <style:table-column-properties fo:break-before="auto" style:column-width="1.307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mo" style:font-name-asian="DejaVu Sans Condensed" style:font-name-complex="DejaVu Sans Condensed"/>
    </style:style>
    <style:style style:name="ce5" style:family="table-cell" style:parent-style-name="Default" style:data-style-name="N60"/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5" table:default-cell-style-name="ce3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>
            <text:p>Proto 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f Camér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Largeur</text:p>
          </table:table-cell>
          <table:table-cell table:style-name="ce2" office:value-type="string">
            <text:p>Hauteur</text:p>
          </table:table-cell>
          <table:table-cell table:style-name="ce2" office:value-type="string">
            <text:p>FPS</text:p>
          </table:table-cell>
          <table:table-cell table:style-name="ce2" office:value-type="string">
            <text:p>Bits / pixel</text:p>
          </table:table-cell>
          <table:table-cell table:style-name="ce2" office:value-type="string">
            <text:p>Nbre caméras</text:p>
          </table:table-cell>
          <table:table-cell table:style-name="ce2" office:value-type="string">
            <text:p>Bits / sec</text:p>
          </table:table-cell>
          <table:table-cell table:style-name="ce2" office:value-type="string">
            <text:p>Overhead TCP/IP</text:p>
          </table:table-cell>
          <table:table-cell table:style-name="ce2" office:value-type="string">
            <text:p>Bande passante estimée</text:p>
          </table:table-cell>
          <table:table-cell table:style-name="ce3"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Planche d'envol</text:p>
          </table:table-cell>
          <table:table-cell office:value-type="string">
            <text:p>33UDX250</text:p>
          </table:table-cell>
          <table:table-cell office:value-type="string">
            <text:p>USB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5" table:formula="of:=[.D5]*[.E5]*[.G5]*[.F5]*[.H5]" office:value-type="float" office:value="1492992000">
            <text:p>1,49E+009</text:p>
          </table:table-cell>
          <table:table-cell office:value-type="float" office:value="1.2">
            <text:p>1,2</text:p>
          </table:table-cell>
          <table:table-cell table:style-name="ce5" table:formula="of:=[.I5]*[.J5]" office:value-type="float" office:value="1791590400">
            <text:p>1,79E+009</text:p>
          </table:table-cell>
          <table:table-cell table:number-columns-repeated="1012"/>
        </table:table-row>
        <table:table-row table:style-name="ro1">
          <table:table-cell office:value-type="string">
            <text:p>Module analyse Pollen</text:p>
          </table:table-cell>
          <table:table-cell office:value-type="string">
            <text:p>33GX290</text:p>
          </table:table-cell>
          <table:table-cell office:value-type="string">
            <text:p>Giga Ethernet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table:formula="of:=[.D6]*[.E6]*[.G6]*[.F6]*[.H6]" office:value-type="float" office:value="497664000">
            <text:p>4,98E+008</text:p>
          </table:table-cell>
          <table:table-cell office:value-type="float" office:value="1.2">
            <text:p>1,2</text:p>
          </table:table-cell>
          <table:table-cell table:style-name="ce5" table:formula="of:=[.I6]*[.J6]" office:value-type="float" office:value="597196800">
            <text:p>5,97E+008</text:p>
          </table:table-cell>
          <table:table-cell table:number-columns-repeated="1012"/>
        </table:table-row>
        <table:table-row table:style-name="ro1">
          <table:table-cell office:value-type="string">
            <text:p>Cadres ruches</text:p>
          </table:table-cell>
          <table:table-cell office:value-type="string">
            <text:p>33GX290</text:p>
          </table:table-cell>
          <table:table-cell office:value-type="string">
            <text:p>Giga Ethernet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style-name="ce5" table:formula="of:=[.D7]*[.E7]*[.G7]*[.F7]*[.H7]" office:value-type="float" office:value="8957952000">
            <text:p>8,96E+009</text:p>
          </table:table-cell>
          <table:table-cell office:value-type="float" office:value="1.2">
            <text:p>1,2</text:p>
          </table:table-cell>
          <table:table-cell table:style-name="ce5" table:formula="of:=[.I7]*[.J7]" office:value-type="float" office:value="10749542400">
            <text:p>1,07E+010</text:p>
          </table:table-cell>
          <table:table-cell table:number-columns-repeated="1012"/>
        </table:table-row>
        <table:table-row table:style-name="ro1">
          <table:table-cell office:value-type="string">
            <text:p>Cadres ruches (IR)</text:p>
          </table:table-cell>
          <table:table-cell office:value-type="string">
            <text:p>????</text:p>
          </table:table-cell>
          <table:table-cell table:style-name="ce4" office:value-type="string">
            <text:p>Giga Ethernet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5" table:formula="of:=[.D8]*[.E8]*[.G8]*[.F8]*[.H8]" office:value-type="float" office:value="497664000">
            <text:p>4,98E+008</text:p>
          </table:table-cell>
          <table:table-cell office:value-type="float" office:value="1.2">
            <text:p>1,2</text:p>
          </table:table-cell>
          <table:table-cell table:style-name="ce5" table:formula="of:=[.I8]*[.J8]" office:value-type="float" office:value="597196800">
            <text:p>5,97E+008</text:p>
          </table:table-cell>
          <table:table-cell/>
          <table:table-cell table:style-name="ce1" office:value-type="string">
            <text:p>Total ( Bits / sec )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table:formula="of:=SUM([.K5:.K8])" office:value-type="float" office:value="13735526400">
            <text:p>1,37E+010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Proto 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f Camér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Largeur</text:p>
          </table:table-cell>
          <table:table-cell table:style-name="ce2" office:value-type="string">
            <text:p>Hauteur</text:p>
          </table:table-cell>
          <table:table-cell table:style-name="ce2" office:value-type="string">
            <text:p>FPS</text:p>
          </table:table-cell>
          <table:table-cell table:style-name="ce2" office:value-type="string">
            <text:p>Bits / pixel</text:p>
          </table:table-cell>
          <table:table-cell table:style-name="ce2" office:value-type="string">
            <text:p>Nbre caméras</text:p>
          </table:table-cell>
          <table:table-cell table:style-name="ce2" office:value-type="string">
            <text:p>Bits / sec</text:p>
          </table:table-cell>
          <table:table-cell table:style-name="ce2" office:value-type="string">
            <text:p>Overhead TCP/IP</text:p>
          </table:table-cell>
          <table:table-cell table:style-name="ce2" office:value-type="string">
            <text:p>Bande passante estimée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Planche d'envol</text:p>
          </table:table-cell>
          <table:table-cell office:value-type="string">
            <text:p>33GX290</text:p>
          </table:table-cell>
          <table:table-cell office:value-type="string">
            <text:p>Giga Ethernet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5" table:formula="of:=[.D15]*[.E15]*[.G15]*[.F15]*[.H15]" office:value-type="float" office:value="1791590400">
            <text:p>1,79E+009</text:p>
          </table:table-cell>
          <table:table-cell office:value-type="float" office:value="1.2">
            <text:p>1,2</text:p>
          </table:table-cell>
          <table:table-cell table:style-name="ce5" table:formula="of:=[.I15]*[.J15]" office:value-type="float" office:value="2149908480">
            <text:p>2,15E+009</text:p>
          </table:table-cell>
          <table:table-cell table:number-columns-repeated="1012"/>
        </table:table-row>
        <table:table-row table:style-name="ro1">
          <table:table-cell office:value-type="string">
            <text:p>Module analyse Pollen</text:p>
          </table:table-cell>
          <table:table-cell office:value-type="string">
            <text:p>33GX290</text:p>
          </table:table-cell>
          <table:table-cell office:value-type="string">
            <text:p>Giga Ethernet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5" table:formula="of:=[.D16]*[.E16]*[.G16]*[.F16]*[.H16]" office:value-type="float" office:value="1791590400">
            <text:p>1,79E+009</text:p>
          </table:table-cell>
          <table:table-cell office:value-type="float" office:value="1.2">
            <text:p>1,2</text:p>
          </table:table-cell>
          <table:table-cell table:style-name="ce5" table:formula="of:=[.I16]*[.J16]" office:value-type="float" office:value="2149908480">
            <text:p>2,15E+009</text:p>
          </table:table-cell>
          <table:table-cell table:number-columns-repeated="1012"/>
        </table:table-row>
        <table:table-row table:style-name="ro1">
          <table:table-cell office:value-type="string">
            <text:p>Cadres ruches</text:p>
          </table:table-cell>
          <table:table-cell office:value-type="string">
            <text:p>33GX290</text:p>
          </table:table-cell>
          <table:table-cell office:value-type="string">
            <text:p>Giga Ethernet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5" table:formula="of:=[.D17]*[.E17]*[.G17]*[.F17]*[.H17]" office:value-type="float" office:value="16124313600">
            <text:p>1,61E+010</text:p>
          </table:table-cell>
          <table:table-cell office:value-type="float" office:value="1.2">
            <text:p>1,2</text:p>
          </table:table-cell>
          <table:table-cell table:style-name="ce5" table:formula="of:=[.I17]*[.J17]" office:value-type="float" office:value="19349176320">
            <text:p>1,93E+010</text:p>
          </table:table-cell>
          <table:table-cell table:number-columns-repeated="1012"/>
        </table:table-row>
        <table:table-row table:style-name="ro1">
          <table:table-cell office:value-type="string">
            <text:p>Cadres ruches (IR)</text:p>
          </table:table-cell>
          <table:table-cell office:value-type="string">
            <text:p>????</text:p>
          </table:table-cell>
          <table:table-cell table:style-name="ce4" office:value-type="string">
            <text:p>Giga Ethernet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style-name="ce5" table:formula="of:=[.D18]*[.E18]*[.G18]*[.F18]*[.H18]" office:value-type="float" office:value="4478976000">
            <text:p>4,48E+009</text:p>
          </table:table-cell>
          <table:table-cell office:value-type="float" office:value="1.2">
            <text:p>1,2</text:p>
          </table:table-cell>
          <table:table-cell table:style-name="ce5" table:formula="of:=[.I18]*[.J18]" office:value-type="float" office:value="5374771200">
            <text:p>5,37E+009</text:p>
          </table:table-cell>
          <table:table-cell/>
          <table:table-cell table:style-name="ce1" office:value-type="string">
            <text:p>Total (Bits / sec )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table:formula="of:=SUM([.K15:.K18])" office:value-type="float" office:value="29023764480">
            <text:p>2,90E+010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mo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6">07/26/2019</text:date>, <text:time>09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Druon</meta:initial-creator>
    <meta:creation-date>2019-02-25T08:21:22</meta:creation-date>
    <dc:date>2019-02-25T08:54:03</dc:date>
    <dc:creator>Sebastien Druon</dc:creator>
    <meta:editing-duration>PT9M36S</meta:editing-duration>
    <meta:editing-cycles>2</meta:editing-cycles>
    <meta:generator>OpenOffice/4.1.6$Unix OpenOffice.org_project/416m1$Build-9790</meta:generator>
    <meta:document-statistic meta:table-count="3" meta:cell-count="116" meta:object-count="0"/>
  </office:meta>
</office:document-meta>
</file>